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3.8cm" svg:height="3.6cm" svg:x="16.4cm" svg:y="34cm">
          <text:p text:style-name="P1"><text:span text:style-name="T1">SAUT_DE_LIG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8cm" svg:height="3.6cm" svg:x="19.3cm" svg:y="20cm">
          <text:p text:style-name="P1"><text:span text:style-name="T1">REGIS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8cm" svg:height="3.6cm" svg:x="18.3cm" svg:y="29.3cm">
          <text:p text:style-name="P1"><text:span text:style-name="T1">VIRGU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8cm" svg:height="3.6cm" svg:x="7.4cm" svg:y="1.8cm">
          <text:p text:style-name="P1"><text:span text:style-name="T1">COMMENTAI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8cm" svg:height="3.6cm" svg:x="14.1cm" svg:y="39.6cm">
          <text:p text:style-name="P1"><text:span text:style-name="T1">DECIMAL_ZE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.8cm" svg:height="3.6cm" svg:x="9cm" svg:y="51.3cm">
          <text:p text:style-name="P1"><text:span text:style-name="T1">DECIM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3.8cm" svg:height="3.6cm" svg:x="31cm" svg:y="38.2cm">
          <text:p text:style-name="P1"><text:span text:style-name="T1">HEX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3.8cm" svg:height="3.6cm" svg:x="23.3cm" svg:y="45.8cm">
          <text:p text:style-name="P1"><text:span text:style-name="T1">OC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8cm" svg:height="3.6cm" svg:x="18.5cm" svg:y="24.5cm">
          <text:p text:style-name="P1"><text:span text:style-name="T1">DEUX_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8cm" svg:height="3.6cm" svg:x="20.9cm" svg:y="13.5cm">
          <text:p text:style-name="P1"><text:span text:style-name="T1">DIRECTI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8cm" svg:height="3.6cm" svg:x="14.2cm" svg:y="6cm">
          <text:p text:style-name="P1"><text:span text:style-name="T1">SYMB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8cm" svg:height="3.6cm" svg:x="3.6cm" svg:y="26.4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.8cm" svg:height="3.6cm" svg:x="36cm" svg:y="26.5cm">
          <text:p text:style-name="P1"><text:span text:style-name="T1">TE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3.8cm" svg:height="3.6cm" svg:x="24.1cm" svg:y="38.2cm">
          <text:p text:style-name="P1"><text:span text:style-name="T1">HEXA_DEB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.8cm" svg:height="3.6cm" svg:x="21.5cm" svg:y="8.8cm">
          <text:p text:style-name="P1"><text:span text:style-name="T1">CI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3.6cm" svg:y1="28.2cm" svg:x2="7.4cm" svg:y2="3.6cm" draw:start-shape="id1" draw:start-glue-point="6" draw:end-shape="id2" draw:end-glue-point="6" svg:d="M3600 28200c-751 0-2651-24600 3800-24600" svg:viewBox="0 0 4652 24601">
          <text:p/>
        </draw:connector>
        <draw:connector draw:style-name="gr3" draw:text-style-name="P3" draw:layer="layout" draw:type="curve" svg:x1="4.156cm" svg:y1="26.927cm" svg:x2="14.2cm" svg:y2="7.8cm" draw:start-shape="id1" draw:start-glue-point="5" draw:end-shape="id3" draw:end-glue-point="6" svg:d="M4156 26927c0-12752 3348-19127 10044-19127" svg:viewBox="0 0 10045 19128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2" draw:text-style-name="P3" draw:layer="layout" draw:type="curve" svg:x1="5.5cm" svg:y1="26.4cm" svg:x2="20.9cm" svg:y2="15.3cm" draw:start-shape="id1" draw:start-glue-point="4" draw:end-shape="id4" draw:end-glue-point="6" svg:d="M5500 26400c0-7400 5133-11100 15400-11100" svg:viewBox="0 0 15401 11101">
          <text:p/>
        </draw:connector>
        <draw:connector draw:style-name="gr2" draw:text-style-name="P3" draw:layer="layout" draw:type="curve" svg:x1="5.5cm" svg:y1="26.4cm" svg:x2="19.3cm" svg:y2="21.8cm" draw:start-shape="id1" draw:start-glue-point="4" draw:end-shape="id5" draw:end-glue-point="6" svg:d="M5500 26400c0-3067 4600-4600 13800-4600" svg:viewBox="0 0 13801 4601">
          <text:p/>
        </draw:connector>
        <draw:connector draw:style-name="gr2" draw:text-style-name="P3" draw:layer="layout" draw:type="curve" draw:line-skew="0.487cm" svg:x1="6.844cm" svg:y1="26.927cm" svg:x2="18.5cm" svg:y2="26.3cm" draw:start-shape="id1" draw:start-glue-point="11" draw:end-shape="id6" draw:end-glue-point="6" svg:d="M6844 26927c0-811 3054-676 3887-630s-554 3 7769 3" svg:viewBox="0 0 11657 669">
          <text:p/>
        </draw:connector>
        <draw:connector draw:style-name="gr2" draw:text-style-name="P3" draw:layer="layout" draw:type="curve" svg:x1="7.4cm" svg:y1="28.2cm" svg:x2="18.3cm" svg:y2="31.1cm" draw:start-shape="id1" draw:start-glue-point="10" draw:end-shape="id7" draw:end-glue-point="6" svg:d="M7400 28200c8176 0 2727 2900 10900 2900" svg:viewBox="0 0 10901 2901">
          <text:p/>
        </draw:connector>
        <draw:connector draw:style-name="gr2" draw:text-style-name="P3" draw:layer="layout" draw:type="curve" svg:x1="6.844cm" svg:y1="29.473cm" svg:x2="16.4cm" svg:y2="35.8cm" draw:start-shape="id1" draw:start-glue-point="9" draw:end-shape="id8" draw:end-glue-point="6" svg:d="M6844 29473c0 4218 3185 6327 9556 6327" svg:viewBox="0 0 9557 6328">
          <text:p/>
        </draw:connector>
        <draw:connector draw:style-name="gr2" draw:text-style-name="P3" draw:layer="layout" draw:type="curve" svg:x1="5.5cm" svg:y1="30cm" svg:x2="14.1cm" svg:y2="41.4cm" draw:start-shape="id1" draw:start-glue-point="8" draw:end-shape="id9" draw:end-glue-point="6" svg:d="M5500 30000c0 7600 2866 11400 8600 11400" svg:viewBox="0 0 8601 11401">
          <text:p/>
        </draw:connector>
        <draw:connector draw:style-name="gr2" draw:text-style-name="P3" draw:layer="layout" draw:type="curve" svg:x1="3.6cm" svg:y1="28.2cm" svg:x2="9cm" svg:y2="53.1cm" draw:start-shape="id1" draw:start-glue-point="6" draw:end-shape="id10" draw:end-glue-point="6" svg:d="M3600 28200c-751 0-3451 24900 5400 24900" svg:viewBox="0 0 6378 24901">
          <text:p/>
        </draw:connector>
        <draw:connector draw:style-name="gr2" draw:text-style-name="P3" draw:layer="layout" draw:type="curve" draw:line-skew="0.965cm" svg:x1="17.344cm" svg:y1="40.127cm" svg:x2="24.656cm" svg:y2="38.727cm" draw:start-shape="id9" draw:start-glue-point="11" draw:end-shape="id11" draw:end-glue-point="5" svg:d="M17344 40127c0-2194 7312-1494 7312-1400" svg:viewBox="0 0 7313 1581">
          <text:p/>
        </draw:connector>
        <draw:connector draw:style-name="gr2" draw:text-style-name="P3" draw:layer="layout" draw:type="curve" svg:x1="17.344cm" svg:y1="42.673cm" svg:x2="23.3cm" svg:y2="47.6cm" draw:start-shape="id9" draw:start-glue-point="9" draw:end-shape="id12" draw:end-glue-point="6" svg:d="M17344 42673c0 3285 1985 4927 5956 4927" svg:viewBox="0 0 5957 4928">
          <text:p/>
        </draw:connector>
        <draw:connector draw:style-name="gr2" draw:text-style-name="P3" draw:layer="layout" draw:type="curve" svg:x1="23.1cm" svg:y1="21.8cm" svg:x2="36.556cm" svg:y2="27.027cm" draw:start-shape="id5" draw:start-glue-point="10" draw:end-shape="id13" draw:end-glue-point="5" svg:d="M23100 21800c8971 0 13456 1742 13456 5227" svg:viewBox="0 0 13457 5228">
          <text:p/>
        </draw:connector>
        <draw:connector draw:style-name="gr2" draw:text-style-name="P3" draw:layer="layout" draw:type="curve" draw:line-skew="-0.687cm" svg:x1="21.744cm" svg:y1="27.573cm" svg:x2="36cm" svg:y2="28.3cm" draw:start-shape="id6" draw:start-glue-point="9" draw:end-shape="id13" draw:end-glue-point="6" svg:d="M21744 27573c0 513 3704 427 4700 481s-717 246 9556 246" svg:viewBox="0 0 14257 728">
          <text:p/>
        </draw:connector>
        <draw:connector draw:style-name="gr2" draw:text-style-name="P3" draw:layer="layout" draw:type="curve" svg:x1="22.1cm" svg:y1="31.1cm" svg:x2="36.556cm" svg:y2="29.573cm" draw:start-shape="id7" draw:start-glue-point="10" draw:end-shape="id13" draw:end-glue-point="7" svg:d="M22100 31100c9638 0 14456-509 14456-1527" svg:viewBox="0 0 14457 1528">
          <text:p/>
        </draw:connector>
        <draw:connector draw:style-name="gr2" draw:text-style-name="P3" draw:layer="layout" draw:type="curve" svg:x1="12.244cm" svg:y1="54.373cm" svg:x2="39.244cm" svg:y2="29.573cm" draw:start-shape="id10" draw:start-glue-point="9" draw:end-shape="id13" draw:end-glue-point="9" svg:d="M12244 54373c0 1543 27000 13943 27000-24800" svg:viewBox="0 0 27001 27901">
          <text:p/>
        </draw:connector>
        <draw:connector draw:style-name="gr2" draw:text-style-name="P3" draw:layer="layout" draw:type="curve" svg:x1="20.2cm" svg:y1="35.8cm" svg:x2="36.556cm" svg:y2="29.573cm" draw:start-shape="id8" draw:start-glue-point="10" draw:end-shape="id13" draw:end-glue-point="7" svg:d="M20200 35800c10904 0 16356-2075 16356-6227" svg:viewBox="0 0 16357 6228">
          <text:p/>
        </draw:connector>
        <draw:connector draw:style-name="gr3" draw:text-style-name="P3" draw:layer="layout" draw:type="curve" draw:line-skew="-1.007cm" svg:x1="7.4cm" svg:y1="3.6cm" svg:x2="7.956cm" svg:y2="2.327cm" draw:start-shape="id2" draw:start-glue-point="6" draw:end-shape="id2" draw:end-glue-point="5" svg:d="M7400 3600c-2262 0-1886-1151-1181-1855s1737-960 1737 582" svg:viewBox="0 0 2281 2412">
          <text:p text:style-name="P1">else</text:p>
        </draw:connector>
        <draw:connector draw:style-name="gr3" draw:text-style-name="P3" draw:layer="layout" draw:type="curve" draw:line-skew="-2.869cm -1.113cm" svg:x1="14.2cm" svg:y1="7.8cm" svg:x2="14.756cm" svg:y2="6.527cm" draw:start-shape="id3" draw:start-glue-point="6" draw:end-shape="id3" draw:end-glue-point="5" svg:d="M14200 7800c-5055 0-4213-1707-2810-2828s3366-1656 3366 1555" svg:viewBox="0 0 4442 3699">
          <text:p text:style-name="P1">_, lettre, (,)</text:p>
        </draw:connector>
        <draw:connector draw:style-name="gr2" draw:text-style-name="P3" draw:layer="layout" draw:type="curve" draw:line-skew="-1.111cm -0.611cm" svg:x1="21.5cm" svg:y1="10.6cm" svg:x2="23.4cm" svg:y2="8.8cm" draw:start-shape="id14" draw:start-glue-point="6" draw:end-shape="id14" draw:end-glue-point="4" svg:d="M21500 10600c-2418 0-2016-1456-936-2323s2836-1145 2836 523" svg:viewBox="0 0 3688 3015">
          <text:p/>
        </draw:connector>
        <draw:connector draw:style-name="gr3" draw:text-style-name="P3" draw:layer="layout" draw:type="curve" draw:line-skew="-1.111cm" svg:x1="20.9cm" svg:y1="15.3cm" svg:x2="21.456cm" svg:y2="14.027cm" draw:start-shape="id4" draw:start-glue-point="6" draw:end-shape="id4" draw:end-glue-point="5" svg:d="M20900 15300c-2418 0-2016-1151-1272-1855s1828-960 1828 582" svg:viewBox="0 0 2402 2412">
          <text:p text:style-name="P1">lettre</text:p>
        </draw:connector>
        <draw:connector draw:style-name="gr3" draw:text-style-name="P3" draw:layer="layout" draw:type="curve" draw:line-skew="-0.911cm" svg:x1="9cm" svg:y1="53.1cm" svg:x2="9.556cm" svg:y2="54.373cm" draw:start-shape="id10" draw:start-glue-point="6" draw:end-shape="id10" draw:end-glue-point="7" svg:d="M9000 53100c-2118 0-1766 1151-1097 1855s1653 961 1653-582" svg:viewBox="0 0 2170 2412">
          <text:p text:style-name="P1">[0,9]</text:p>
        </draw:connector>
        <draw:connector draw:style-name="gr3" draw:text-style-name="P3" draw:layer="layout" draw:type="curve" draw:line-skew="-1.485cm" svg:x1="19.856cm" svg:y1="20.527cm" svg:x2="22.544cm" svg:y2="20.527cm" draw:start-shape="id5" draw:start-glue-point="5" draw:end-shape="id5" draw:end-glue-point="11" svg:d="M19856 20527c0-3769 2688-3769 2688 0" svg:viewBox="0 0 2689 2828">
          <text:p text:style-name="P1">Chiffre,lettre</text:p>
        </draw:connector>
        <draw:connector draw:style-name="gr3" draw:text-style-name="P3" draw:layer="layout" draw:type="curve" draw:line-skew="-2.085cm" svg:x1="23.856cm" svg:y1="46.327cm" svg:x2="26.544cm" svg:y2="46.327cm" draw:start-shape="id12" draw:start-glue-point="5" draw:end-shape="id12" draw:end-glue-point="11" svg:d="M23856 46327c0-4669 2688-4669 2688 0" svg:viewBox="0 0 2689 3503">
          <text:p text:style-name="P1">[0,7]</text:p>
        </draw:connector>
        <draw:connector draw:style-name="gr2" draw:text-style-name="P3" draw:layer="layout" draw:type="curve" svg:x1="5.5cm" svg:y1="26.4cm" svg:x2="21.5cm" svg:y2="10.6cm" draw:start-shape="id1" draw:start-glue-point="4" draw:end-shape="id14" draw:end-glue-point="6" svg:d="M5500 26400c0-10534 5333-15800 16000-15800" svg:viewBox="0 0 16001 15801">
          <text:p/>
        </draw:connector>
        <draw:connector draw:style-name="gr2" draw:text-style-name="P3" draw:layer="layout" draw:type="curve" svg:x1="24.7cm" svg:y1="15.3cm" svg:x2="36.556cm" svg:y2="27.027cm" draw:start-shape="id4" draw:start-glue-point="10" draw:end-shape="id13" draw:end-glue-point="5" svg:d="M24700 15300c7904 0 11856 3909 11856 11727" svg:viewBox="0 0 11857 11728">
          <text:p/>
        </draw:connector>
        <draw:connector draw:style-name="gr2" draw:text-style-name="P3" draw:layer="layout" draw:type="curve" svg:x1="25.3cm" svg:y1="10.6cm" svg:x2="36.556cm" svg:y2="27.027cm" draw:start-shape="id14" draw:start-glue-point="10" draw:end-shape="id13" draw:end-glue-point="5" svg:d="M25300 10600c7504 0 11256 5475 11256 16427" svg:viewBox="0 0 11257 16428">
          <text:p/>
        </draw:connector>
        <draw:connector draw:style-name="gr2" draw:text-style-name="P3" draw:layer="layout" draw:type="curve" draw:line-skew="1.958cm" svg:x1="16.1cm" svg:y1="6cm" svg:x2="36.556cm" svg:y2="27.027cm" draw:start-shape="id3" draw:start-glue-point="4" draw:end-shape="id13" draw:end-glue-point="5" svg:d="M16100 6000c0 2185 20456-8328 20456 21027" svg:viewBox="0 0 20457 21155">
          <text:p/>
        </draw:connector>
        <draw:connector draw:style-name="gr2" draw:text-style-name="P3" draw:layer="layout" draw:type="curve" draw:line-skew="2.656cm" svg:x1="10.644cm" svg:y1="2.327cm" svg:x2="37.9cm" svg:y2="26.5cm" draw:start-shape="id2" draw:start-glue-point="11" draw:end-shape="id13" draw:end-glue-point="4" svg:d="M10644 2327c0 2442 27256-9644 27256 24173" svg:viewBox="0 0 27257 24369">
          <text:p/>
        </draw:connector>
        <draw:connector draw:style-name="gr2" draw:text-style-name="P3" draw:layer="layout" draw:type="curve" svg:x1="27.1cm" svg:y1="47.6cm" svg:x2="37.9cm" svg:y2="30.1cm" draw:start-shape="id12" draw:start-glue-point="10" draw:end-shape="id13" draw:end-glue-point="8" svg:d="M27100 47600c7200 0 10800-5833 10800-17500" svg:viewBox="0 0 10801 17501">
          <text:p/>
        </draw:connector>
        <draw:frame draw:style-name="gr4" draw:text-style-name="P4" draw:layer="layout" svg:width="0.853cm" svg:height="0.848cm" svg:x="2.2cm" svg:y="10.5cm">
          <draw:text-box>
            <text:p>#</text:p>
          </draw:text-box>
        </draw:frame>
        <draw:custom-shape draw:style-name="gr1" draw:text-style-name="P2" xml:id="id15" draw:id="id15" draw:layer="layout" svg:width="3.8cm" svg:height="3.6cm" svg:x="26.9cm" svg:y="24cm">
          <text:p text:style-name="P1"><text:span text:style-name="T1">ERR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cm" svg:y1="7.8cm" svg:x2="28.8cm" svg:y2="24cm" draw:start-shape="id3" draw:start-glue-point="10" draw:end-shape="id15" draw:end-glue-point="4" svg:d="M18000 7800l10800 16200" svg:viewBox="0 0 10801 16201">
          <text:p/>
        </draw:connector>
        <draw:connector draw:style-name="gr2" draw:text-style-name="P3" draw:layer="layout" draw:type="line" svg:x1="24.7cm" svg:y1="15.3cm" svg:x2="28.8cm" svg:y2="24cm" draw:start-shape="id4" draw:start-glue-point="10" draw:end-shape="id15" draw:end-glue-point="4" svg:d="M24700 15300l4100 8700" svg:viewBox="0 0 4101 8701">
          <text:p/>
        </draw:connector>
        <draw:connector draw:style-name="gr2" draw:text-style-name="P3" draw:layer="layout" draw:type="line" svg:x1="22.544cm" svg:y1="23.073cm" svg:x2="27.456cm" svg:y2="24.527cm" draw:start-shape="id5" draw:start-glue-point="9" draw:end-shape="id15" draw:end-glue-point="5" svg:d="M22544 23073l4912 1454" svg:viewBox="0 0 4913 1455">
          <text:p/>
        </draw:connector>
        <draw:connector draw:style-name="gr2" draw:text-style-name="P3" draw:layer="layout" draw:type="line" svg:x1="22.3cm" svg:y1="26.3cm" svg:x2="26.9cm" svg:y2="25.8cm" draw:start-shape="id6" draw:start-glue-point="10" draw:end-shape="id15" svg:d="M22300 26300l4600-500" svg:viewBox="0 0 4601 501">
          <text:p/>
        </draw:connector>
        <draw:connector draw:style-name="gr2" draw:text-style-name="P3" draw:layer="layout" draw:type="line" svg:x1="21.544cm" svg:y1="29.827cm" svg:x2="27.456cm" svg:y2="27.073cm" draw:start-shape="id7" draw:start-glue-point="11" draw:end-shape="id15" draw:end-glue-point="7" svg:d="M21544 29827l5912-2754" svg:viewBox="0 0 5913 2755">
          <text:p/>
        </draw:connector>
        <draw:connector draw:style-name="gr2" draw:text-style-name="P3" draw:layer="layout" draw:type="line" svg:x1="16cm" svg:y1="39.6cm" svg:x2="27.456cm" svg:y2="27.073cm" draw:start-shape="id9" draw:start-glue-point="4" draw:end-shape="id15" draw:end-glue-point="7" svg:d="M16000 39600l11456-12527" svg:viewBox="0 0 11457 12528">
          <text:p/>
        </draw:connector>
        <draw:connector draw:style-name="gr2" draw:text-style-name="P3" draw:layer="layout" draw:type="line" svg:x1="26cm" svg:y1="38.2cm" svg:x2="27.456cm" svg:y2="27.073cm" draw:start-shape="id11" draw:start-glue-point="4" draw:end-shape="id15" draw:end-glue-point="7" svg:d="M26000 38200l1456-11127" svg:viewBox="0 0 1457 11128">
          <text:p/>
        </draw:connector>
        <draw:connector draw:style-name="gr2" draw:text-style-name="P3" draw:layer="layout" draw:type="line" svg:x1="27.1cm" svg:y1="47.6cm" svg:x2="28.8cm" svg:y2="27.6cm" draw:start-shape="id12" draw:start-glue-point="10" draw:end-shape="id15" draw:end-glue-point="8" svg:d="M27100 47600l1700-20000" svg:viewBox="0 0 1701 20001">
          <text:p/>
        </draw:connector>
        <draw:connector draw:style-name="gr2" draw:text-style-name="P3" draw:layer="layout" draw:type="line" svg:x1="12.8cm" svg:y1="53.1cm" svg:x2="30.144cm" svg:y2="27.073cm" draw:start-shape="id10" draw:start-glue-point="10" draw:end-shape="id15" draw:end-glue-point="9" svg:d="M12800 53100l17344-26027" svg:viewBox="0 0 17345 26028">
          <text:p/>
        </draw:connector>
        <draw:frame draw:style-name="gr4" draw:text-style-name="P4" draw:layer="layout" svg:width="2.619cm" svg:height="0.848cm" svg:x="4.5cm" svg:y="10.3cm">
          <draw:text-box>
            <text:p>_, lettre</text:p>
          </draw:text-box>
        </draw:frame>
        <draw:frame draw:style-name="gr4" draw:text-style-name="P4" draw:layer="layout" svg:width="0.68cm" svg:height="0.848cm" svg:x="12.5cm" svg:y="15.4cm">
          <draw:text-box>
            <text:p>.</text:p>
          </draw:text-box>
        </draw:frame>
        <draw:frame draw:style-name="gr4" draw:text-style-name="P4" draw:layer="layout" svg:width="0.853cm" svg:height="0.848cm" svg:x="13.4cm" svg:y="21.2cm">
          <draw:text-box>
            <text:p>$</text:p>
          </draw:text-box>
        </draw:frame>
        <draw:frame draw:style-name="gr5" draw:text-style-name="P4" draw:layer="layout" svg:width="0.68cm" svg:height="1.248cm" svg:x="13.6cm" svg:y="25.3cm">
          <draw:text-box>
            <text:p>:</text:p>
          </draw:text-box>
        </draw:frame>
        <draw:frame draw:style-name="gr4" draw:text-style-name="P4" draw:layer="layout" svg:width="0.68cm" svg:height="0.848cm" svg:x="14cm" svg:y="29.6cm">
          <draw:text-box>
            <text:p>,</text:p>
          </draw:text-box>
        </draw:frame>
        <draw:frame draw:style-name="gr6" draw:text-style-name="P4" draw:layer="layout" svg:width="1.031cm" svg:height="0.848cm" svg:x="12.469cm" svg:y="34.5cm">
          <draw:text-box>
            <text:p>\n</text:p>
          </draw:text-box>
        </draw:frame>
        <draw:connector draw:style-name="gr2" draw:text-style-name="P3" draw:layer="layout" draw:type="line" svg:x1="27.9cm" svg:y1="40cm" svg:x2="31cm" svg:y2="40cm" draw:start-shape="id11" draw:start-glue-point="10" draw:end-shape="id16" draw:end-glue-point="6" svg:d="M27900 40000h3100" svg:viewBox="0 0 3101 1">
          <text:p/>
        </draw:connector>
        <draw:connector draw:style-name="gr2" draw:text-style-name="P3" draw:layer="layout" draw:type="line" svg:x1="34.244cm" svg:y1="38.727cm" svg:x2="37.9cm" svg:y2="30.1cm" draw:start-shape="id16" draw:start-glue-point="11" draw:end-shape="id13" draw:end-glue-point="8" svg:d="M34244 38727l3656-8627" svg:viewBox="0 0 3657 8628">
          <text:p/>
        </draw:connector>
        <draw:connector draw:style-name="gr2" draw:text-style-name="P3" draw:layer="layout" draw:type="line" svg:x1="32.9cm" svg:y1="38.2cm" svg:x2="30.144cm" svg:y2="27.073cm" draw:start-shape="id16" draw:start-glue-point="4" draw:end-shape="id15" draw:end-glue-point="9" svg:d="M32900 38200l-2756-11127" svg:viewBox="0 0 2757 11128">
          <text:p/>
        </draw:connector>
        <draw:frame draw:style-name="gr4" draw:text-style-name="P4" draw:layer="layout" svg:width="0.853cm" svg:height="0.848cm" svg:x="10.8cm" svg:y="39.1cm">
          <draw:text-box>
            <text:p>0</text:p>
          </draw:text-box>
        </draw:frame>
        <draw:frame draw:style-name="gr4" draw:text-style-name="P4" draw:layer="layout" svg:width="1.738cm" svg:height="0.848cm" svg:x="7.4cm" svg:y="50.9cm">
          <draw:text-box>
            <text:p>[1,9]</text:p>
          </draw:text-box>
        </draw:frame>
        <draw:frame draw:style-name="gr4" draw:text-style-name="P4" draw:layer="layout" svg:width="1.738cm" svg:height="0.848cm" svg:x="19.7cm" svg:y="48.2cm">
          <draw:text-box>
            <text:p>[0,7]</text:p>
          </draw:text-box>
        </draw:frame>
        <draw:frame draw:style-name="gr4" draw:text-style-name="P4" draw:layer="layout" svg:width="0.925cm" svg:height="0.848cm" svg:x="21.8cm" svg:y="37.6cm">
          <draw:text-box>
            <text:p>X</text:p>
          </draw:text-box>
        </draw:frame>
        <draw:frame draw:style-name="gr4" draw:text-style-name="P4" draw:layer="layout" svg:width="1.662cm" svg:height="0.848cm" svg:x="16.5cm" svg:y="50.3cm">
          <draw:text-box>
            <text:p>else</text:p>
          </draw:text-box>
        </draw:frame>
        <draw:frame draw:style-name="gr4" draw:text-style-name="P4" draw:layer="layout" svg:width="1.662cm" svg:height="0.848cm" svg:x="22.5cm" svg:y="33.6cm">
          <draw:text-box>
            <text:p>else</text:p>
          </draw:text-box>
        </draw:frame>
        <draw:frame draw:style-name="gr4" draw:text-style-name="P4" draw:layer="layout" svg:width="1.662cm" svg:height="0.848cm" svg:x="29cm" svg:y="37.9cm">
          <draw:text-box>
            <text:p>else</text:p>
          </draw:text-box>
        </draw:frame>
        <draw:frame draw:style-name="gr6" draw:text-style-name="P4" draw:layer="layout" svg:width="1.662cm" svg:height="1.021cm" svg:x="26.7cm" svg:y="36.9cm">
          <draw:text-box>
            <text:p/>
          </draw:text-box>
        </draw:frame>
        <draw:frame draw:style-name="gr4" draw:text-style-name="P4" draw:layer="layout" svg:width="1.662cm" svg:height="0.848cm" svg:x="24.2cm" svg:y="37.4cm">
          <draw:text-box>
            <text:p>else</text:p>
          </draw:text-box>
        </draw:frame>
        <draw:frame draw:style-name="gr4" draw:text-style-name="P4" draw:layer="layout" svg:width="1.662cm" svg:height="0.848cm" svg:x="32.8cm" svg:y="35.3cm">
          <draw:text-box>
            <text:p>else</text:p>
          </draw:text-box>
        </draw:frame>
        <draw:frame draw:style-name="gr4" draw:text-style-name="P4" draw:layer="layout" svg:width="1.662cm" svg:height="0.848cm" svg:x="23.5cm" svg:y="25.2cm">
          <draw:text-box>
            <text:p>else</text:p>
          </draw:text-box>
        </draw:frame>
        <draw:frame draw:style-name="gr4" draw:text-style-name="P4" draw:layer="layout" svg:width="1.662cm" svg:height="0.848cm" svg:x="21.5cm" svg:y="28.9cm">
          <draw:text-box>
            <text:p>else</text:p>
          </draw:text-box>
        </draw:frame>
        <draw:frame draw:style-name="gr4" draw:text-style-name="P4" draw:layer="layout" svg:width="1.662cm" svg:height="0.848cm" svg:x="24.4cm" svg:y="22.9cm">
          <draw:text-box>
            <text:p>else</text:p>
          </draw:text-box>
        </draw:frame>
        <draw:frame draw:style-name="gr4" draw:text-style-name="P4" draw:layer="layout" svg:width="1.662cm" svg:height="0.848cm" svg:x="26.6cm" svg:y="17.3cm">
          <draw:text-box>
            <text:p>else</text:p>
          </draw:text-box>
        </draw:frame>
        <draw:frame draw:style-name="gr4" draw:text-style-name="P4" draw:layer="layout" svg:width="1.662cm" svg:height="0.848cm" svg:x="24.1cm" svg:y="18.8cm">
          <draw:text-box>
            <text:p>else</text:p>
          </draw:text-box>
        </draw:frame>
        <draw:frame draw:style-name="gr4" draw:text-style-name="P4" draw:layer="layout" svg:width="1.565cm" svg:height="0.848cm" svg:x="30.7cm" svg:y="55.7cm">
          <draw:text-box>
            <text:p><text:s/>, \n</text:p>
          </draw:text-box>
        </draw:frame>
        <draw:frame draw:style-name="gr4" draw:text-style-name="P4" draw:layer="layout" svg:width="1.565cm" svg:height="0.848cm" svg:x="31.5cm" svg:y="47.4cm">
          <draw:text-box>
            <text:p><text:s/>, \n</text:p>
          </draw:text-box>
        </draw:frame>
        <draw:frame draw:style-name="gr4" draw:text-style-name="P4" draw:layer="layout" svg:width="1.565cm" svg:height="0.848cm" svg:x="35.5cm" svg:y="37.3cm">
          <draw:text-box>
            <text:p><text:s/>, \n</text:p>
          </draw:text-box>
        </draw:frame>
        <draw:frame draw:style-name="gr6" draw:text-style-name="P4" draw:layer="layout" svg:width="3.152cm" svg:height="0.848cm" svg:x="28.8cm" svg:y="41.2cm">
          <draw:text-box>
            <text:p>[0,9]u[a,f]</text:p>
          </draw:text-box>
        </draw:frame>
        <draw:connector draw:style-name="gr2" draw:text-style-name="P3" draw:layer="layout" draw:type="curve" draw:line-skew="0.608cm" svg:x1="32.9cm" svg:y1="41.8cm" svg:x2="34.244cm" svg:y2="41.273cm" draw:start-shape="id16" draw:start-glue-point="8" draw:end-shape="id16" draw:end-glue-point="9" svg:d="M32900 41800c0 1665 1344 1928 1344-527" svg:viewBox="0 0 1345 1811">
          <text:p/>
        </draw:connector>
        <draw:frame draw:style-name="gr4" draw:text-style-name="P4" draw:layer="layout" svg:width="3.152cm" svg:height="0.848cm" svg:x="33.6cm" svg:y="43.6cm">
          <draw:text-box>
            <text:p>[0,9]u[a,f]</text:p>
          </draw:text-box>
        </draw:frame>
        <draw:frame draw:style-name="gr4" draw:text-style-name="P4" draw:layer="layout" svg:width="0.502cm" svg:height="1.021cm" svg:x="29.7cm" svg:y="35.5cm">
          <draw:text-box>
            <text:p/>
          </draw:text-box>
        </draw:frame>
        <draw:frame draw:style-name="gr4" draw:text-style-name="P4" draw:layer="layout" svg:width="1.565cm" svg:height="0.848cm" svg:x="29.7cm" svg:y="31.6cm">
          <draw:text-box>
            <text:p><text:s/>, \n</text:p>
          </draw:text-box>
        </draw:frame>
        <draw:frame draw:style-name="gr4" draw:text-style-name="P4" draw:layer="layout" svg:width="1.209cm" svg:height="0.848cm" svg:x="33.1cm" svg:y="29.1cm">
          <draw:text-box>
            <text:p>,\n</text:p>
          </draw:text-box>
        </draw:frame>
        <draw:frame draw:style-name="gr4" draw:text-style-name="P4" draw:layer="layout" svg:width="1.743cm" svg:height="0.848cm" svg:x="29.7cm" svg:y="20.9cm">
          <draw:text-box>
            <text:p><text:s/>,,,\n</text:p>
          </draw:text-box>
        </draw:frame>
        <draw:frame draw:style-name="gr4" draw:text-style-name="P4" draw:layer="layout" svg:width="1.387cm" svg:height="0.848cm" svg:x="26.3cm" svg:y="14.1cm">
          <draw:text-box>
            <text:p><text:s/>,\n</text:p>
          </draw:text-box>
        </draw:frame>
        <draw:frame draw:style-name="gr4" draw:text-style-name="P4" draw:layer="layout" svg:width="2.276cm" svg:height="0.848cm" svg:x="21.2cm" svg:y="5.1cm">
          <draw:text-box>
            <text:p><text:s/>,\n, :,.</text:p>
          </draw:text-box>
        </draw:frame>
        <draw:frame draw:style-name="gr4" draw:text-style-name="P4" draw:layer="layout" svg:width="1.031cm" svg:height="0.848cm" svg:x="29.7cm" svg:y="4cm">
          <draw:text-box>
            <text:p>\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13:42:40.654635671</meta:creation-date>
    <dc:date>2018-10-06T21:52:27.884564206</dc:date>
    <meta:editing-duration>PT4H45M57S</meta:editing-duration>
    <meta:editing-cycles>14</meta:editing-cycles>
    <meta:generator>LibreOffice/6.0.3.2$Linux_X86_64 LibreOffice_project/00m0$Build-2</meta:generator>
    <meta:document-statistic meta:object-count="92"/>
  </office:meta>
</office:document-meta>
</file>